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6.89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104.6pt"/>
    </style:style>
    <style:style style:name="co4" style:family="table-column">
      <style:table-column-properties fo:break-before="auto" style:column-width="1019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4.71pt" fo:break-before="auto" style:use-optimal-row-height="true"/>
    </style:style>
    <style:style style:name="ro3" style:family="table-row">
      <style:table-row-properties style:row-height="28.15pt" fo:break-before="auto" style:use-optimal-row-height="true"/>
    </style:style>
    <style:style style:name="ro4" style:family="table-row">
      <style:table-row-properties style:row-height="29.8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asure Uni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Numérique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omorbidité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présence de maladies associé cardiaque ou vasculaire tel que l'hypertension arterielle …Et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urée traitement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b mois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orteur sonde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est ce que la patient a une sonde urinaire avant l'intervention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IPSS*</text:p>
          </table:table-cell>
          <table:table-cell table:style-name="ce2" office:value-type="string" calcext:value-type="string">
            <text:p>Numérique</text:p>
          </table:table-cell>
          <table:table-cell table:style-name="ce2"/>
          <table:table-cell table:style-name="ce2" office:value-type="string" calcext:value-type="string">
            <text:p>international prostatic syptome score PRE OPERATOIRE = plus il est elevé plus le patient est gené</text:p>
            <text:p>0 - 7 .......... Peu symptomatique</text:p>
            <text:p>7 - 19 ........ Modérément symptomatique</text:p>
            <text:p>20 - 35....... Symptomes sévères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QOL</text:p>
          </table:table-cell>
          <table:table-cell table:style-name="ce2" office:value-type="string" calcext:value-type="string">
            <text:p>Catégorique ordonné</text:p>
          </table:table-cell>
          <table:table-cell table:style-name="ce2"/>
          <table:table-cell table:style-name="ce2" office:value-type="string" calcext:value-type="string">
            <text:p>score de qualité de vie PRE OPERATOIRE = plus il est elevé plus le patient est insatisfait</text:p>
            <text:p>De 1 à 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max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/sec</text:p>
          </table:table-cell>
          <table:table-cell table:style-name="ce2" office:value-type="string" calcext:value-type="string">
            <text:p>débit maximal urinaire PRE OPERATOIRE = plus il est elevé, plus la miciton est de bonne qualit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SA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g/ml</text:p>
          </table:table-cell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olume prostatique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</text:p>
          </table:table-cell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Résidu post mictionnel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residu post mictionnel = quantité d'urine retrouvé dans vessie après une miction, à l'état normal elle est de 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Indication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Retention Vésicale Aigue, 2-echec du traitement medical, 3-Retention Vesicale Chronique, 4- Insuffisance Rénale, 5-Lithiase Vésicale, 6-diverticule, 7-hematurie, 8-infec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nesthésie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Anesthésie loco-régionale <text:s/>2-Anésthésie Général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venement HD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evenement hémodynamique pendant l'intervention = perturbation de la tension arterielle durant l'intervention</text:p>
            <text:p>0-non, 1-hypotension, 2-bradycardie, 3-malaise vagu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echnique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RTUP-B, 2-VBBP-S, 3-Vap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ansfusion PerO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si oui ou non le patient a eu une transfusion pendant l'interventi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Temps OP</text:p>
          </table:table-cell>
          <table:table-cell table:style-name="ce2" office:value-type="string" calcext:value-type="string">
            <text:p>Numérique</text:p>
          </table:table-cell>
          <table:table-cell table:style-name="ce2"/>
          <table:table-cell table:style-name="ce2" office:value-type="string" calcext:value-type="string">
            <text:p>temps opératoir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olume Réséqué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Volume d'ablation de l'organe</text:p>
            <text:p>m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élai ablation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b jours</text:p>
          </table:table-cell>
          <table:table-cell table:style-name="ce2" office:value-type="string" calcext:value-type="string">
            <text:p>délai d'ablation de la sonde urinaire après l'interven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aillotage</text:p>
          </table:table-cell>
          <table:table-cell table:style-name="ce2" office:value-type="string" calcext:value-type="string">
            <text:p>bool</text:p>
          </table:table-cell>
          <table:table-cell table:style-name="ce2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Reprise au bloc</text:p>
          </table:table-cell>
          <table:table-cell table:style-name="ce2" office:value-type="string" calcext:value-type="string">
            <text:p>bool</text:p>
          </table:table-cell>
          <table:table-cell table:style-name="ce2"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 calcext:value-type="string">
            <text:p>1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1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1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3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3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3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6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6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6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9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9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9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12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12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12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15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15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15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18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18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18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7:03:33.923028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11:28.099418326</meta:creation-date>
    <dc:date>2017-12-18T18:26:43.420978323</dc:date>
    <meta:editing-duration>PT26M36S</meta:editing-duration>
    <meta:editing-cycles>4</meta:editing-cycles>
    <meta:generator>LibreOffice/5.0.6.2$Linux_X86_64 LibreOffice_project/00$Build-2</meta:generator>
    <dc:creator>Fabrice Sougey</dc:creator>
    <meta:document-statistic meta:table-count="1" meta:cell-count="127" meta:object-count="0"/>
  </office:meta>
</office:document-meta>
</file>